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style:language-asian="es" style:country-asian="ES"/>
    </style:style>
    <style:style style:name="T3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4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style:language-asian="es" style:country-asian="ES"/>
    </style:style>
    <style:style style:name="T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style:language-asian="es" style:country-asian="ES"/>
    </style:style>
    <style:style style:name="T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9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10" style:parent-style-name="Fuentedepárrafopredeter." style:family="text">
      <style:text-properties style:font-name="Helvetica" style:font-name-asian="Times New Roman" style:font-name-complex="Helvetica" fo:color="#0000FF" fo:font-size="10.5pt" style:font-size-asian="10.5pt" style:font-size-complex="10.5pt" style:language-asian="es" style:country-asian="ES"/>
    </style:style>
    <style:style style:name="T11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1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13" style:parent-style-name="Fuentedepárrafopredeter." style:family="text">
      <style:text-properties style:font-name="Helvetica" style:font-name-asian="Times New Roman" style:font-name-complex="Helvetica" fo:color="#0000FF" fo:font-size="10.5pt" style:font-size-asian="10.5pt" style:font-size-complex="10.5pt" style:language-asian="es" style:country-asian="ES"/>
    </style:style>
    <style:style style:name="T14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15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1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17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1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19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1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3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4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5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7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9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3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31" style:parent-style-name="Fuentedepárrafopredeter." style:family="text">
      <style:text-properties style:font-name="Helvetica" style:font-name-asian="Times New Roman" style:font-name-complex="Helvetica" fo:color="#0000FF" fo:font-size="10.5pt" style:font-size-asian="10.5pt" style:font-size-complex="10.5pt" style:language-asian="es" style:country-asian="ES"/>
    </style:style>
    <style:style style:name="T3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33" style:parent-style-name="Fuentedepárrafopredeter." style:family="text">
      <style:text-properties style:font-name="Helvetica" style:font-name-asian="Times New Roman" style:font-name-complex="Helvetica" fo:color="#0000FF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Helvetica" style:font-name-asian="Times New Roman" style:font-name-complex="Helvetica" fo:color="#0000FF" fo:font-size="10.5pt" style:font-size-asian="10.5pt" style:font-size-complex="10.5pt" style:language-asian="es" style:country-asian="ES"/>
    </style:style>
    <style:style style:name="T3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37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3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39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4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41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4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43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44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45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4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47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4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49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5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51" style:parent-style-name="Fuentedepárrafopredeter." style:family="text">
      <style:text-properties style:font-name="Helvetica" style:font-name-asian="Times New Roman" style:font-name-complex="Helvetica" fo:color="#0000FF" fo:font-size="10.5pt" style:font-size-asian="10.5pt" style:font-size-complex="10.5pt" style:language-asian="es" style:country-asian="ES"/>
    </style:style>
    <style:style style:name="T5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53" style:parent-style-name="Fuentedepárrafopredeter." style:family="text">
      <style:text-properties style:font-name="Helvetica" style:font-name-asian="Times New Roman" style:font-name-complex="Helvetica" fo:color="#0000FF" fo:font-size="10.5pt" style:font-size-asian="10.5pt" style:font-size-complex="10.5pt" style:language-asian="es" style:country-asian="ES"/>
    </style:style>
    <style:style style:name="T54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55" style:parent-style-name="Fuentedepárrafopredeter." style:family="text">
      <style:text-properties style:font-name="Helvetica" style:font-name-asian="Times New Roman" style:font-name-complex="Helvetica" fo:color="#0000FF" fo:font-size="10.5pt" style:font-size-asian="10.5pt" style:font-size-complex="10.5pt" style:language-asian="es" style:country-asian="ES"/>
    </style:style>
    <style:style style:name="T5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57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5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59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6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61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62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style:language-asian="es" style:country-asian="ES"/>
    </style:style>
    <style:style style:name="T63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64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6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style:language-asian="es" style:country-asian="ES"/>
    </style:style>
    <style:style style:name="T6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67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style:language-asian="es" style:country-asian="ES"/>
    </style:style>
    <style:style style:name="T6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69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7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71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7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73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74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75" style:parent-style-name="Fuentedepárrafopredeter." style:family="text">
      <style:text-properties style:font-name="Helvetica" style:font-name-asian="Times New Roman" style:font-name-complex="Helvetica" fo:font-weight="bold" style:font-weight-asian="bold" style:font-weight-complex="bold" fo:font-size="10.5pt" style:font-size-asian="10.5pt" style:font-size-complex="10.5pt" fo:language="en" fo:country="US" style:language-asian="es" style:country-asian="ES"/>
    </style:style>
    <style:style style:name="T7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77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7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79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8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81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8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83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84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85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8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T87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fo:language="en" fo:country="US" style:language-asian="es" style:country-asian="ES"/>
    </style:style>
    <style:style style:name="P88" style:parent-style-name="Normal" style:family="paragraph">
      <style:paragraph-properties fo:margin-bottom="0in" fo:line-height="100%"/>
    </style:style>
    <style:style style:name="T8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9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9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9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T9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9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T9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9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9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9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9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0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0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0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03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10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05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10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07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10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09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11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1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1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T11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1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1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1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1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T11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1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2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2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2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2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2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2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2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2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2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2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3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3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3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3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3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3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3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3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3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3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4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4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4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43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14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45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14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47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14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4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5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5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5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5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5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5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5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5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5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5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6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6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6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6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6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6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6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6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6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69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17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71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17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73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P174" style:parent-style-name="Normal" style:family="paragraph">
      <style:paragraph-properties fo:margin-bottom="0in" fo:line-height="100%"/>
    </style:style>
    <style:style style:name="T17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7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7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7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7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8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8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8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8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8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8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86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18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88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18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90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19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9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9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9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9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9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9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9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19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0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0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02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20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0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05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20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07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20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09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21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11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21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13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21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1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16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1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18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1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2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2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2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2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2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2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26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227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28" style:parent-style-name="Fuentedepárrafopredeter." style:family="text">
      <style:text-properties style:font-name="Arial" style:font-name-asian="Times New Roman" style:font-name-complex="Arial" fo:color="#0000FF" fo:font-size="12pt" style:font-size-asian="12pt" style:font-size-complex="12pt" style:language-asian="es" style:country-asian="ES"/>
    </style:style>
    <style:style style:name="T229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3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3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32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33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34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235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23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23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23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23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24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24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24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24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244" style:parent-style-name="Normal" style:family="paragraph">
      <style:paragraph-properties fo:margin-bottom="0in" fo:line-height="100%"/>
    </style:style>
    <style:style style:name="T245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4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47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4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49" style:parent-style-name="Fuentedepárrafopredeter." style:family="text">
      <style:text-properties style:font-name="Helvetica" style:font-name-asian="Times New Roman" style:font-name-complex="Helvetica" fo:color="#0000FF" fo:font-size="10.5pt" style:font-size-asian="10.5pt" style:font-size-complex="10.5pt" style:language-asian="es" style:country-asian="ES"/>
    </style:style>
    <style:style style:name="T25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51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5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53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54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55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56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57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58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59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60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61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  <style:style style:name="T262" style:parent-style-name="Fuentedepárrafopredeter." style:family="text">
      <style:text-properties style:font-name="Helvetica" style:font-name-asian="Times New Roman" style:font-name-complex="Helvetica" fo:font-size="10.5pt" style:font-size-asian="10.5pt" style:font-size-complex="10.5pt" style:language-asian="es" style:country-asian="ES"/>
    </style:style>
  </office:automatic-styles>
  <office:body>
    <office:text text:use-soft-page-breaks="true">
      <text:p text:style-name="P1"><text:span text:style-name="T2">exRh134</text:span><text:span text:style-name="T3"><text:line-break/></text:span><text:span text:style-name="T4"><text:line-break/></text:span><text:span text:style-name="T5">Práctica RH134</text:span><text:span text:style-name="T6"><text:line-break/></text:span><text:span text:style-name="T7">Muy importante: Trabajaréis todo sobre la máquina virtual (vuestro serverX) y desde el multi-user target</text:span><text:span text:style-name="T8"><text:line-break/></text:span><text:span text:style-name="T9"><text:line-break/></text:span><text:span text:style-name="T10">1****** REPOSITORIOS ******</text:span><text:span text:style-name="T11"><text:line-break/></text:span><text:span text:style-name="T12"><text:line-break/></text:span><text:span text:style-name="T13">Actualizar el kernel, se encuentra en el repositorio: http://classroom.example.com/content/rhel7.0/x86_64/errata/</text:span><text:span text:style-name="T14"><text:line-break/></text:span><text:span text:style-name="T15"><text:line-break/># cd /etc/yum.repos.d/</text:span><text:span text:style-name="T16"><text:line-break/># ls</text:span><text:span text:style-name="T17"><text:line-break/># cp CentOS-Base.repo errata.repo</text:span><text:span text:style-name="T18"><text:line-break/># vim errata.repo<text:s/></text:span><text:span text:style-name="T19"><text:line-break/># cat errata.repo<text:s/></text:span><text:span text:style-name="T20"><text:line-break/>[errata]</text:span><text:span text:style-name="T21"><text:line-break/>name=errata</text:span><text:span text:style-name="T22"><text:line-break/>baseurl=http://classroom.example.com/content/rhel7.0/x86_64/errata/</text:span><text:span text:style-name="T23"><text:line-break/>gpgcheck=0</text:span><text:span text:style-name="T24"><text:line-break/>enabled=1</text:span><text:span text:style-name="T25"><text:line-break/></text:span><text:span text:style-name="T26"><text:line-break/>#yum repolist</text:span><text:span text:style-name="T27"><text:line-break/>#yum update kernel</text:span><text:span text:style-name="T28"><text:line-break/></text:span><text:span text:style-name="T29"><text:line-break/></text:span><text:span text:style-name="T30"><text:line-break/></text:span><text:span text:style-name="T31">2***** PAQUETES *******</text:span><text:span text:style-name="T32"><text:line-break/></text:span><text:span text:style-name="T33">Instalar los paquetes httpd y vsftpd</text:span><text:span text:style-name="T34"><text:line-break/></text:span><text:span text:style-name="T35">Configurar los servicios para que queden activos tras cada reinicio.</text:span><text:span text:style-name="T36"><text:line-break/></text:span><text:span text:style-name="T37"><text:line-break/>#yum install httpd vsftpd</text:span><text:span text:style-name="T38"><text:line-break/></text:span><text:span text:style-name="T39"><text:line-break/>#systemctl start httpd<text:s/></text:span><text:span text:style-name="T40"><text:line-break/>#systemctl status httpd<text:s/></text:span><text:span text:style-name="T41"><text:line-break/>#systemctl enable httpd<text:s/></text:span><text:span text:style-name="T42"><text:line-break/>#systemctl status httpd<text:s/></text:span><text:span text:style-name="T43"><text:line-break/></text:span><text:span text:style-name="T44"><text:line-break/>#systemctl start vsftpd</text:span><text:span text:style-name="T45"><text:line-break/>#systemctl status vsftpd</text:span><text:span text:style-name="T46"><text:line-break/>#systemctl enable vsftpdvi</text:span><text:span text:style-name="T47"><text:line-break/>#systemctl status vsftpd</text:span><text:span text:style-name="T48"><text:line-break/></text:span><text:span text:style-name="T49"><text:line-break/></text:span><text:span text:style-name="T50"><text:line-break/></text:span><text:span text:style-name="T51">3****** REDES ******</text:span><text:span text:style-name="T52"><text:line-break/></text:span><text:span text:style-name="T53">La configuración de la red que tenéis pasarla a estática, creando una nueva conexión llamada practica, y siendo la única activa tras un reinicio</text:span><text:span text:style-name="T54"><text:line-break/></text:span><text:span text:style-name="T55">La conexión practica usará el dns secundario 8.8.8.8</text:span><text:span text:style-name="T56"><text:line-break/></text:span><text:span text:style-name="T57"><text:line-break/>#ip a</text:span><text:span text:style-name="T58"><text:line-break/># nmcli con show<text:s/></text:span><text:span text:style-name="T59"><text:line-break/># nmcli con show static | grep -i ipv4</text:span><text:span text:style-name="T60"><text:line-break/>ipv4.method: manual</text:span><text:span text:style-name="T61"><text:line-break/></text:span><text:span text:style-name="T62">ipv4.dns: 87.216.1.65,87.216.1.66</text:span><text:span text:style-name="T63"><text:line-break/>ipv4.dns-search:<text:s/></text:span><text:span text:style-name="T64"><text:line-break/></text:span><text:span text:style-name="T65">ipv4.addresses: 192.168.1.131/24</text:span><text:span text:style-name="T66"><text:line-break/></text:span><text:span text:style-name="T67">ipv4.gateway: 192.168.1.1</text:span><text:span text:style-name="T68"><text:line-break/>ipv4.routes:<text:s/></text:span><text:span text:style-name="T69"><text:line-break/></text:span><text:soft-page-break/><text:span text:style-name="T70">....</text:span><text:span text:style-name="T71"><text:line-break/></text:span><text:span text:style-name="T72"><text:line-break/></text:span><text:span text:style-name="T73"># ip route</text:span><text:span text:style-name="T74"><text:line-break/>default via<text:s/></text:span><text:span text:style-name="T75">192.168.1.1</text:span><text:span text:style-name="T76"><text:s/>dev enp0s3 proto static metric 100<text:s/></text:span><text:span text:style-name="T77"><text:line-break/>192.168.1.0/24 dev enp0s3 proto kernel scope link src 192.168.1.131 metric 100<text:s/></text:span><text:span text:style-name="T78"><text:line-break/></text:span><text:span text:style-name="T79"><text:line-break/>Con esto tenemos todos los datos que necesitamos para la nueva creación</text:span><text:span text:style-name="T80"><text:line-break/></text:span><text:span text:style-name="T81"><text:line-break/>nmcli connection add con-name practica ifname enp0s3 type ethernet autoconnect yes ip4 192.168.1.131/24 gw4 192.168.1.1<text:s/></text:span><text:span text:style-name="T82"><text:line-break/>nmcli connection modify practica ipv4.method manual</text:span><text:span text:style-name="T83"><text:line-break/>nmcli connection modify practica ipv4.dns 87.216.1</text:span><text:span text:style-name="T84"><text:line-break/>nmcli connection modify practica +ipv4.dns 8.8.8.8</text:span><text:span text:style-name="T85"><text:line-break/>nmcli con up practica<text:s/></text:span><text:span text:style-name="T86"><text:line-break/>ping 192.168.1.1</text:span><text:span text:style-name="T87"><text:line-break/>reboot</text:span></text:p>
      <text:p text:style-name="P88"><text:span text:style-name="T89"><text:line-break/># nmcli con show<text:s/></text:span><text:span text:style-name="T90"><text:line-break/>NOMBRE UUID TIPO DISPOSITIVO<text:s/></text:span><text:span text:style-name="T91"><text:line-break/></text:span><text:span text:style-name="T92">practica</text:span><text:span text:style-name="T93"><text:s/>67603aea-c73c-4fa9-8472-3000a284f282 802-3-ethernet<text:s/></text:span><text:span text:style-name="T94">enp0s3</text:span><text:span text:style-name="T95"><text:s/></text:span><text:span text:style-name="T96"><text:line-break/>static 55e673ae-597f-4935-9746-ebfde0ba59ee 802-3-ethernet --<text:s/></text:span><text:span text:style-name="T97"><text:line-break/>enp0s3 ad3a926c-e7e2-4f50-b3c0-1b839c65abdf 802-3-ethernet --<text:s/></text:span><text:span text:style-name="T98"><text:line-break/></text:span><text:span text:style-name="T99"><text:line-break/>falta descativar onboot otras interfaces</text:span><text:span text:style-name="T100"><text:line-break/></text:span><text:span text:style-name="T101"><text:line-break/></text:span><text:span text:style-name="T102"><text:line-break/></text:span><text:span text:style-name="T103">4****** ALMACENAMIENTO ******</text:span><text:span text:style-name="T104"><text:line-break/></text:span><text:span text:style-name="T105">Crear un volumen lógico llamado lv_practica que ocupe la mitad de los extents del grupo de volúmenes vg_practica.<text:s/></text:span><text:span text:style-name="T106"><text:line-break/></text:span><text:span text:style-name="T107">Dicho grupo deberá tener un tamaño de 256MB.</text:span><text:span text:style-name="T108"><text:line-break/></text:span><text:span text:style-name="T109">Montarlo de manera persistente en /practica con un sistema de ficheros xfs.</text:span><text:span text:style-name="T110"><text:line-break/></text:span><text:span text:style-name="T111"><text:line-break/></text:span><text:span text:style-name="T112">256 + 4 = 260MB</text:span><text:span text:style-name="T113"><text:line-break/></text:span><text:span text:style-name="T114"><text:line-break/># lsblk</text:span><text:span text:style-name="T115"><text:line-break/># fdisk /dev/sdb</text:span><text:span text:style-name="T116"><text:line-break/>n p enter enter<text:s/></text:span><text:span text:style-name="T117">+260M</text:span><text:span text:style-name="T118"><text:s/>t L 8e w</text:span><text:span text:style-name="T119"><text:line-break/># partprobe</text:span><text:span text:style-name="T120"><text:line-break/># lsblk</text:span><text:span text:style-name="T121"><text:line-break/># pvcreate /dev/sdb1</text:span><text:span text:style-name="T122"><text:line-break/># vgcreate vg_practica /dev/sdb1</text:span><text:span text:style-name="T123"><text:line-break/># vgdisplay vg_practica<text:s/></text:span><text:span text:style-name="T124"><text:line-break/></text:span><text:span text:style-name="T125"><text:line-break/>VG Size 256,00 MiB</text:span><text:span text:style-name="T126"><text:line-break/>Total PE 64</text:span><text:span text:style-name="T127"><text:line-break/>PE Size 4,00 MiB</text:span><text:span text:style-name="T128"><text:line-break/></text:span><text:span text:style-name="T129"><text:line-break/># lvcreate vg_practica -L 128 -n lv_practica</text:span><text:span text:style-name="T130"><text:line-break/># lvdisplay /dev/vg_practica/lv_practica<text:s/></text:span><text:span text:style-name="T131"><text:line-break/>LV Size 128,00 MiB</text:span><text:span text:style-name="T132"><text:line-break/>Current LE 32</text:span><text:span text:style-name="T133"><text:line-break/></text:span><text:span text:style-name="T134"><text:line-break/></text:span><text:soft-page-break/><text:span text:style-name="T135"># mkfs.xfs /dev/vg_practica/lv_practica<text:s/></text:span><text:span text:style-name="T136"><text:line-break/></text:span><text:span text:style-name="T137"><text:line-break/># mkdir /practica</text:span><text:span text:style-name="T138"><text:line-break/># vim /etc/fstab<text:s/></text:span><text:span text:style-name="T139"><text:line-break/>/dev/vg_practica/lv_practica /practica xfs defaults 0 0</text:span><text:span text:style-name="T140"><text:line-break/></text:span><text:span text:style-name="T141"><text:line-break/></text:span><text:span text:style-name="T142"><text:line-break/></text:span><text:span text:style-name="T143">5****** ESPACIO SWAP ******</text:span><text:span text:style-name="T144"><text:line-break/></text:span><text:span text:style-name="T145">Crear un espacio swap en una partición llamado swap_practica de 512MB</text:span><text:span text:style-name="T146"><text:line-break/></text:span><text:span text:style-name="T147">Dicho espacio swap tendrá que estar activo tras el reinicio</text:span><text:span text:style-name="T148"><text:line-break/></text:span><text:span text:style-name="T149"><text:line-break/>fdisk /dev/sdb</text:span><text:span text:style-name="T150"><text:line-break/>+512M 82 p w</text:span><text:span text:style-name="T151"><text:line-break/></text:span><text:span text:style-name="T152"><text:line-break/># mkswap -L swap_practica /dev/sdb2</text:span><text:span text:style-name="T153"><text:line-break/>...</text:span><text:span text:style-name="T154"><text:line-break/>LABEL=swap_practica, UUID=8eabff43-f815-4874-b2c0-b92d2dd940a8</text:span><text:span text:style-name="T155"><text:line-break/></text:span><text:span text:style-name="T156"><text:line-break/>#vim /etc/fstab</text:span><text:span text:style-name="T157"><text:line-break/></text:span><text:span text:style-name="T158"><text:line-break/>UUID=8eabff43-f815-4874-b2c0-b92d2dd940a8 swap swap defaults 0 0</text:span><text:span text:style-name="T159"><text:line-break/></text:span><text:span text:style-name="T160"><text:line-break/></text:span><text:span text:style-name="T161"><text:line-break/># swapon -s</text:span><text:span text:style-name="T162"><text:line-break/>Filename Type Size Used Priority</text:span><text:span text:style-name="T163"><text:line-break/>/dev/sdb2 partition 524284 0 -1</text:span><text:span text:style-name="T164"><text:line-break/>/dev/dm-1 partition 839676 0 -2</text:span><text:span text:style-name="T165"><text:line-break/></text:span><text:span text:style-name="T166"><text:line-break/></text:span><text:span text:style-name="T167"><text:line-break/></text:span><text:span text:style-name="T168"><text:line-break/></text:span><text:span text:style-name="T169">6****** ACCESO A SERVIDOR NFS *******</text:span><text:span text:style-name="T170"><text:line-break/></text:span><text:span text:style-name="T171">Servidor nfs: server0.example.com</text:span><text:span text:style-name="T172"><text:line-break/></text:span><text:span text:style-name="T173">Descargarse el fichero, sin modificarlo, que este servidor tiene en /export/practica y ponerlo en la home de student.</text:span></text:p>
      <text:p text:style-name="P174"><text:span text:style-name="T175"><text:line-break/>showmount -e server0.example.com</text:span><text:span text:style-name="T176"><text:line-break/>yum install nfs-utils</text:span><text:span text:style-name="T177"><text:line-break/>mkdir /nfs_recurso</text:span><text:span text:style-name="T178"><text:line-break/></text:span><text:span text:style-name="T179"><text:line-break/>mount -t nfs server0.example.com:/export/practica /nfs_recurso</text:span><text:span text:style-name="T180"><text:line-break/>cd /nfs_recurso</text:span><text:span text:style-name="T181"><text:line-break/>cp * /home/student/</text:span><text:span text:style-name="T182"><text:line-break/></text:span><text:span text:style-name="T183"><text:line-break/></text:span><text:span text:style-name="T184"><text:line-break/></text:span><text:span text:style-name="T185"><text:line-break/></text:span><text:span text:style-name="T186">7****** ACCESO A SERVIDOR SAMBA *******</text:span><text:span text:style-name="T187"><text:line-break/></text:span><text:span text:style-name="T188">Servidor samba: server0.example.com</text:span><text:span text:style-name="T189"><text:line-break/></text:span><text:span text:style-name="T190">Descargarse el fichero, sin modificarlo, que este servidor tiene en un recurso llamado practica y ponerlo en la home de student (el acceso es con el usuario student y su password samba que es redhat).</text:span><text:span text:style-name="T191"><text:line-break/></text:span><text:soft-page-break/><text:span text:style-name="T192"><text:line-break/>yum install cifs-utils</text:span><text:span text:style-name="T193"><text:line-break/>mkdir /cifs_recurso</text:span><text:span text:style-name="T194"><text:line-break/></text:span><text:span text:style-name="T195"><text:line-break/>mount -o username=student //server0.example.com/practica /cifs_recurso</text:span><text:span text:style-name="T196"><text:line-break/>lsblk</text:span><text:span text:style-name="T197"><text:line-break/>cd /cifs_recurso</text:span><text:span text:style-name="T198"><text:line-break/>cp * /home/student</text:span><text:span text:style-name="T199"><text:line-break/></text:span><text:span text:style-name="T200"><text:line-break/></text:span><text:span text:style-name="T201"><text:line-break/></text:span><text:span text:style-name="T202">8****** USUARIOS Y GRUPOS ******</text:span><text:span text:style-name="T203"><text:line-break/></text:span><text:span text:style-name="T204"><text:line-break/></text:span><text:span text:style-name="T205">Crear un grupo llamado practica</text:span><text:span text:style-name="T206"><text:line-break/></text:span><text:span text:style-name="T207">Crear al usuario gregor que pertenecerá al grupo practica</text:span><text:span text:style-name="T208"><text:line-break/></text:span><text:span text:style-name="T209">Crear al usuario ada que pertenecerá al grupo practica</text:span><text:span text:style-name="T210"><text:line-break/></text:span><text:span text:style-name="T211">Crear al usuario robert que pertenecerá al grupo practica</text:span><text:span text:style-name="T212"><text:line-break/></text:span><text:span text:style-name="T213">Crear al usuario sophie que no pertenecerá al grupo practica</text:span><text:span text:style-name="T214"><text:line-break/># groupadd practica</text:span><text:span text:style-name="T215"><text:line-break/>#  groupadd practica</text:span><text:span text:style-name="T216"><text:line-break/># cat /etc/group</text:span><text:span text:style-name="T217"><text:line-break/># useradd -aG practica gregor</text:span><text:span text:style-name="T218"><text:line-break/># useradd -aG practica ada</text:span><text:span text:style-name="T219"><text:line-break/># useradd -aG practica robert</text:span><text:span text:style-name="T220"><text:line-break/># cat /etc/group | grep practica</text:span><text:span text:style-name="T221"><text:line-break/># cat /etc/group</text:span><text:span text:style-name="T222"><text:line-break/># useradd sophie</text:span><text:span text:style-name="T223"><text:line-break/></text:span><text:span text:style-name="T224"><text:line-break/></text:span><text:span text:style-name="T225"><text:line-break/></text:span><text:span text:style-name="T226">9****** PERMISOS ******</text:span><text:span text:style-name="T227"><text:line-break/></text:span><text:span text:style-name="T228">Crear un directorio llamado /practica/apuntes que pertenezca al grupo practica</text:span><text:span text:style-name="T229"><text:line-break/></text:span><text:span text:style-name="T230"><text:line-break/># mkdir -p /practica/apuntes</text:span><text:span text:style-name="T231"><text:line-break/># chown :practica /practica/apuntes</text:span><text:span text:style-name="T232"><text:line-break/># ls -ld /practica/apuntes</text:span><text:span text:style-name="T233"><text:line-break/>drwxr-xr-x. 2 root practica 6 dic 11 20:59 /practica/apuntes</text:span><text:span text:style-name="T234"><text:line-break/></text:span><text:span text:style-name="T235"><text:line-break/>Nadie que no pertenezca al grupo tendrá ningún permiso</text:span></text:p>
      <text:p text:style-name="P236"># setfacl -m o:- /practica/apuntes</text:p>
      <text:p text:style-name="P237"/>
      <text:p text:style-name="P238"># su - student<text:line-break/>$ cd /practica/apuntes/<text:line-break/>-bash: cd: /practica/apuntes/: Permission denied<text:line-break/><text:line-break/><text:line-break/>gregor creará el archivo /practica/apuntes/rh134.txt, que pertenecerá al grupo practica automáticamente.</text:p>
      <text:p text:style-name="P239"># chmod g+s /practica/apuntes<text:line-break/># setfacl -m u:gregor:wx /practica/apuntes</text:p>
      <text:p text:style-name="P240"><text:line-break/>robert no podrá acceder al directorio /practica/apuntes/</text:p>
      <text:soft-page-break/>
      <text:p text:style-name="P241"># setfacl -m u:robert:- /practica/apuntes</text:p>
      <text:p text:style-name="P242"><text:line-break/>sophie podrá leer y escribir en el archivo /practica/apuntes/rh134.txt, y deberá redirigir la salida del comando "id" a dicho archivo</text:p>
      <text:p text:style-name="P243">aseguraos que sophie pueda acceder al directorio</text:p>
      <text:p text:style-name="P244"><text:span text:style-name="T245"># setfacl -m u:sophie:x /practica/apuntes/</text:span><text:span text:style-name="T246"><text:line-break/># setfacl -m u:sophie:rw /practica/apuntes/rh134.txt<text:s/></text:span><text:span text:style-name="T247"><text:line-break/></text:span><text:span text:style-name="T248"><text:line-break/></text:span><text:span text:style-name="T249">10****** TAR FINAL ******</text:span><text:span text:style-name="T250"><text:line-break/>Hacer este punto el último, DESPUÉS DE REINICIAR serverX.</text:span><text:span text:style-name="T251"><text:line-break/>Crear un file tar en foundationX llamado /home/kiosk_am/practica_fX.tar con los files siguientes (creados en serverX):</text:span><text:span text:style-name="T252"><text:line-break/>-file1: con la salida del comando rpm -q kernel</text:span><text:span text:style-name="T253"><text:line-break/>-file2: con la salida de los comandos "systemctl is-enabled httpd" y "systemctl is-enabled vsftpd"</text:span><text:span text:style-name="T254"><text:line-break/>-file3: con la salida de los comandos "nmcli con show practica", "grep -r 'ONBOOT' /etc/sysconfig/network-scripts/"</text:span><text:span text:style-name="T255"><text:line-break/>-file4: con la salida de los comandos "fdisk -l", "vgdisplay", "lvdisplay" y "df -h"</text:span><text:span text:style-name="T256"><text:line-break/>-file5: con la salida del comando "swapon -s"</text:span><text:span text:style-name="T257"><text:line-break/>-file6: con la salida del comando "cat /home/student/practica_nfs.txt"</text:span><text:span text:style-name="T258"><text:line-break/>-file7: con la salida del comando "cat /home/student/practica_samba.txt"</text:span><text:span text:style-name="T259"><text:line-break/>-file8: con la salida de los comandos "getent group practica", "id gregor", "id ada", "id robert" y "id sophie"</text:span><text:span text:style-name="T260"><text:line-break/>-file9: con la salida de los comandos "ls -ld /practica/apuntes", "ls -l /practica/apuntes/rh134.txt", "getfacl /practica/apuntes", "getfacl /practica/apuntes/rh134.txt" y "cat /practica/apuntes/rh134.txt"</text:span><text:span text:style-name="T261"><text:line-break/></text:span><text:span text:style-name="T262"><text:line-break/>NOTA IMPORTANTE: Es muy, muy importante que los nombres de los archivos, usuarios, grupos, directorios y LVM's coincidan tal y como se describe en estas instrucciones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ubert Collazos, Emilio Juan</meta:initial-creator>
    <dc:creator>Doubert Collazos, Emilio Juan</dc:creator>
    <meta:creation-date>2017-04-06T14:34:00Z</meta:creation-date>
    <dc:date>2017-04-06T14:35:00Z</dc:date>
    <meta:template xlink:href="Normal.dotm" xlink:type="simple"/>
    <meta:editing-cycles>1</meta:editing-cycles>
    <meta:editing-duration>PT60S</meta:editing-duration>
    <meta:document-statistic meta:page-count="5" meta:paragraph-count="13" meta:word-count="1066" meta:character-count="6916" meta:row-count="48" meta:non-whitespace-character-count="5863"/>
  </office:meta>
</office:document-meta>
</file>